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騎士団長ガウラ
「再び先行部隊が安全確認を行っています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帰還するまで、しばらくお待ちくださ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、この地下道ならば、来るときに魔物を
排除したのじゃろう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、また確認などせずとも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そうはいきませぬ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近頃の魔物の活動は異常です。　最初に
　ここへ来た時も、我々の想定を超える活動を
　見せていたのをお忘れですか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くう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た、頼む・・・急いでくれ・・・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いい加減、我慢の限界じゃ・・・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早くしないと・・・も、漏れてしまう・・・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-30分経過-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はううぅ・・・急いでくれ・・・急いでくれ・・・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早く・・・トイレ・・・トイレに・・・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先行部隊
「騎士団長殿、ただいま戻りました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先行部隊
「数体の魔物と遭遇し、排除しました！　今なら
　安全に通行できます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うむ、ご苦労。」</text:p>
          </table:table-cell>
          <table:table-cell table:style-name="ce0" office:value-type="string">
            <text:p>127#338</text:p>
          </table:table-cell>
          <table:table-cell table:style-name="ce0"/>
          <table:table-cell table:style-name="ce0" office:value-type="string">
            <text:p>Knight Commander Gaora
“Mm, good work.”</text:p>
          </table:table-cell>
          <table:table-cell table:number-columns-repeated="1020"/>
        </table:table-row>
        <table:table-row>
          <table:table-cell table:style-name="ce0" office:value-type="string">
            <text:p>よ、よし！　よくやった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あ、早く進むとしよう・・・！！（もじもじ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姫、その前に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、何じゃ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、ま、まさか・・・また退魔水か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ええ。　ちょうど最後の1杯です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イヤじゃ！　その水は・・・そ、そ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いしくないのじゃ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味はほとんど普通の水と同じでしょう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好き嫌いを言っている場合ではありませぬ。
　城を出る時、姫の安全が最優先である旨の
　約束をしたのをお忘れですか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むうぅ・・・っ　むううぅ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ごく！　ごく！　ごく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ぷは！　さ、さあ早くゆくぞ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も、もはや一刻の猶予もない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頼む、もってくれ・・・ワラワの膀胱・・・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2T20:47:57+02:00</meta:creation-date>
    <dc:date>2020-04-22T20:47:57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